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rsid="0014d0a3" officeooo:paragraph-rsid="0014d0a3"/>
    </style:style>
    <style:style style:name="P2" style:family="paragraph" style:parent-style-name="Text_20_body">
      <style:text-properties officeooo:paragraph-rsid="0014d0a3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officeooo:rsid="0016aa0c" officeooo:paragraph-rsid="0016aa0c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officeooo:rsid="0016aa0c" officeooo:paragraph-rsid="0016aa0c"/>
    </style:style>
    <style:style style:name="T1" style:family="text">
      <style:text-properties officeooo:rsid="0014d0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perators</text:p>
      <text:h text:style-name="Heading_20_1" text:outline-level="1">Introduction</text:h>
      <text:p text:style-name="P2">The mathematical core of quantum mechanics is linear algebra in an infinite number<text:span text:style-name="T1"> </text:span>of dimensions. Almost every manipulation in quantum theory can be<text:span text:style-name="T1"> solved using </text:span>matrix multiplication. <text:span text:style-name="T1">F</text:span>or three<text:span text:style-name="T1"> </text:span>reason<text:span text:style-name="T1">s:</text:span> </text:p>
      <text:p text:style-name="P2">First, physical states in quantum mechanics are<text:span text:style-name="T1"> </text:span>represented by wave functions, and any function can be regarded as a vector with a<text:span text:style-name="T1"> </text:span>continuous index. </text:p>
      <text:p text:style-name="P2">Second, the dynamic equation<text:span text:style-name="T1">s</text:span> of quantum mechanics, i.e. the<text:span text:style-name="T1"> </text:span>Schrödinger equation, is a linear differential equation. As we will see, linear differential<text:span text:style-name="T1"> </text:span>operators can be interpreted as infinite-dimensional matrices. </text:p>
      <text:p text:style-name="P2"><text:span text:style-name="T1">Third</text:span>, the predictions<text:span text:style-name="T1"> </text:span>of quantum mechanics, namely, the probabilities of observing an event,<text:span text:style-name="T1"> </text:span>are in fact determined by the inner products of vectors in Hilbert space. </text:p>
      <text:p text:style-name="P2">This chapter<text:span text:style-name="T1"> is</text:span> devoted to the mathematical aspects of quantum theory.</text:p>
      <text:p text:style-name="P4">Eigen Energy States O [n] (x) of position (x), momentum (p), and energy (E), can be rewritten using the bra ket notation ..</text:p>
      <text:h text:style-name="P1" text:outline-level="1">Position</text:h>
      <text:p text:style-name="P2"/>
      <text:h text:style-name="Heading_20_1" text:outline-level="1"><text:soft-page-break/>Motion<text:tab/></text:h>
      <text:h text:style-name="Heading_20_1" text:outline-level="1">Quantum States</text:h>
      <text:h text:style-name="Heading_20_1" text:outline-level="1">Group Velocity</text:h>
      <text:h text:style-name="Heading_20_1" text:outline-level="1">Phase Velocity</text:h>
      <text:h text:style-name="Heading_20_1" text:outline-level="1"/>
      <text:h text:style-name="Heading_20_1" text:outline-level="1">Probabilities from Inner Products</text:h>
      <text:h text:style-name="Heading_20_1" text:outline-level="1">Born Interpretation</text:h>
      <text:h text:style-name="Heading_20_1" text:outline-level="1"/>
      <text:h text:style-name="Heading_20_1" text:outline-level="1">Hilbert Space</text:h>
      <text:h text:style-name="Heading_20_1" text:outline-level="1">Observables</text:h>
      <text:h text:style-name="Heading_20_1" text:outline-level="1"/>
      <text:h text:style-name="Heading_20_1" text:outline-level="1">Operators</text:h>
      <text:h text:style-name="Heading_20_2" text:outline-level="2">Hermitian Operators</text:h>
      <text:h text:style-name="Heading_20_1" text:outline-level="1"><text:soft-page-break/><text:tab/></text:h>
      <text:h text:style-name="Heading_20_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0:09:04.929098064</meta:creation-date>
    <meta:generator>LibreOffice/7.5.9.2$Linux_X86_64 LibreOffice_project/50$Build-2</meta:generator>
    <dc:date>2024-07-13T01:54:13.331124872</dc:date>
    <meta:editing-duration>PT4H45M20S</meta:editing-duration>
    <meta:editing-cycles>4</meta:editing-cycles>
    <meta:document-statistic meta:table-count="0" meta:image-count="0" meta:object-count="0" meta:page-count="3" meta:paragraph-count="20" meta:word-count="165" meta:character-count="1114" meta:non-whitespace-character-count="962"/>
  </office:meta>
</office:document-meta>
</file>